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XO" svg:font-family="XO" style:font-adornments="義式斜體"/>
    <style:font-face style:name="標楷體1" svg:font-family="標楷體" style:font-family-generic="script" style:font-pitch="fixed"/>
    <style:font-face style:name="標楷體7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Segoe Script4" svg:font-family="'Segoe Script'" style:font-adornments="標準" style:font-family-generic="script" style:font-pitch="variable"/>
    <style:font-face style:name="Segoe Script2" svg:font-family="'Segoe Script'" style:font-adornments="粗體" style:font-family-generic="script" style:font-pitch="variable"/>
    <style:font-face style:name="標楷體5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" svg:font-family="'Segoe Script'" style:font-family-generic="system" style:font-pitch="variable"/>
    <style:font-face style:name="Segoe Script1" svg:font-family="'Segoe Script'" style:font-adornments="標準" style:font-family-generic="system" style:font-pitch="variable"/>
    <style:font-face style:name="Segoe Script3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空間大師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2022/10/18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空間大師-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5">我的深入探討<text:tab/><text:tab/>P.7</text:p>
                <text:list>
                  <text:list-item>
                    <text:p text:style-name="P5">疊高策略<text:tab/><text:tab/><text:tab/>P.7</text:p>
                  </text:list-item>
                  <text:list-item>
                    <text:p text:style-name="P5">合作策略<text:tab/><text:tab/><text:tab/>P.8</text:p>
                  </text:list-item>
                  <text:list-item>
                    <text:p text:style-name="P5">積木計算形體的方法<text:tab/><text:tab/><text:tab/><text:tab/><text:tab/><text:tab/>P.9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空間大師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幾何、體積、面積和完全平方數的概念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空間大師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組合及堆疊空間大師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疊高策略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先放大的再放小的。</text:p>
              </text:list-item>
              <text:list-item>
                <text:p text:style-name="P5">可以斜的放也可以正的放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合作策略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有些人負責思考有些人負責堆疊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積木計算形體的方法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分成六個邊：</text:p>
              </text:list-item>
            </text:list>
            <text:list text:style-name="L3">
              <text:list-item>
                <text:list>
                  <text:list-item>
                    <text:p text:style-name="P5">先算出邊長x</text:p>
                  </text:list-item>
                  <text:list-item>
                    <text:p text:style-name="P5">套用公式：(x-1)*6即可算出體積。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XO" svg:font-family="XO" style:font-adornments="義式斜體"/>
    <style:font-face style:name="標楷體1" svg:font-family="標楷體" style:font-family-generic="script" style:font-pitch="fixed"/>
    <style:font-face style:name="標楷體7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Segoe Script4" svg:font-family="'Segoe Script'" style:font-adornments="標準" style:font-family-generic="script" style:font-pitch="variable"/>
    <style:font-face style:name="Segoe Script2" svg:font-family="'Segoe Script'" style:font-adornments="粗體" style:font-family-generic="script" style:font-pitch="variable"/>
    <style:font-face style:name="標楷體5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" svg:font-family="'Segoe Script'" style:font-family-generic="system" style:font-pitch="variable"/>
    <style:font-face style:name="Segoe Script1" svg:font-family="'Segoe Script'" style:font-adornments="標準" style:font-family-generic="system" style:font-pitch="variable"/>
    <style:font-face style:name="Segoe Script3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1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Comic Sans MS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7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Script4" fo:font-family="'Segoe Script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9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9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9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42M5S</meta:editing-duration>
    <meta:editing-cycles>13</meta:editing-cycles>
    <meta:generator>LibreOffice/7.1.6.2$Windows_X86_64 LibreOffice_project/0e133318fcee89abacd6a7d077e292f1145735c3</meta:generator>
    <dc:title>Vivid</dc:title>
    <dc:date>2022-12-21T18:52:45.900000000</dc:date>
    <meta:document-statistic meta:object-count="81"/>
  </office:meta>
</office:document-meta>
</file>